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0.6256in" style:use-optimal-column-width="false"/>
    </style:style>
    <style:style style:name="TableColumn5" style:family="table-column">
      <style:table-column-properties style:column-width="2.2208in" style:use-optimal-column-width="false"/>
    </style:style>
    <style:style style:name="TableColumn6" style:family="table-column">
      <style:table-column-properties style:column-width="0.8909in" style:use-optimal-column-width="false"/>
    </style:style>
    <style:style style:name="TableColumn7" style:family="table-column">
      <style:table-column-properties style:column-width="0.393in" style:use-optimal-column-width="false"/>
    </style:style>
    <style:style style:name="TableColumn8" style:family="table-column">
      <style:table-column-properties style:column-width="0.7034in" style:use-optimal-column-width="false"/>
    </style:style>
    <style:style style:name="TableColumn9" style:family="table-column">
      <style:table-column-properties style:column-width="0.1833in" style:use-optimal-column-width="false"/>
    </style:style>
    <style:style style:name="TableColumn10" style:family="table-column">
      <style:table-column-properties style:column-width="0.6861in" style:use-optimal-column-width="false"/>
    </style:style>
    <style:style style:name="TableColumn11" style:family="table-column">
      <style:table-column-properties style:column-width="0.0486in" style:use-optimal-column-width="false"/>
    </style:style>
    <style:style style:name="TableColumn12" style:family="table-column">
      <style:table-column-properties style:column-width="0.0527in" style:use-optimal-column-width="false"/>
    </style:style>
    <style:style style:name="TableColumn13" style:family="table-column">
      <style:table-column-properties style:column-width="0.8437in" style:use-optimal-column-width="false"/>
    </style:style>
    <style:style style:name="TableColumn14" style:family="table-column">
      <style:table-column-properties style:column-width="0.0277in" style:use-optimal-column-width="false"/>
    </style:style>
    <style:style style:name="TableColumn15" style:family="table-column">
      <style:table-column-properties style:column-width="0.8in" style:use-optimal-column-width="false"/>
    </style:style>
    <style:style style:name="Table3" style:family="table">
      <style:table-properties style:width="7.4763in" fo:margin-left="0in" table:align="left"/>
    </style:style>
    <style:style style:name="TableRow16" style:family="table-row">
      <style:table-row-properties style:min-row-height="0.5201in" style:use-optimal-row-height="false"/>
    </style:style>
    <style:style style:name="TableCell1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" style:parent-style-name="Standard" style:family="paragraph">
      <style:paragraph-properties fo:text-align="center" fo:margin-bottom="0in" style:line-height-at-least="0.0694in"/>
    </style:style>
    <style:style style:name="T19" style:parent-style-name="DefaultParagraphFont" style:family="text">
      <style:text-properties style:font-name-complex="Calibri"/>
    </style:style>
    <style:style style:name="TableCell2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margin-bottom="0in" style:line-height-at-least="0.0694in"/>
    </style:style>
    <style:style style:name="T22" style:parent-style-name="DefaultParagraphFont" style:family="text">
      <style:text-properties style:font-name-complex="Calibri"/>
    </style:style>
    <style:style style:name="TableCell2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margin-top="0.0694in" fo:margin-bottom="0.0694in" style:line-height-at-least="0.0694in"/>
    </style:style>
    <style:style style:name="TableRow25" style:family="table-row">
      <style:table-row-properties style:min-row-height="0.5201in" style:use-optimal-row-height="false"/>
    </style:style>
    <style:style style:name="TableCell2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7" style:parent-style-name="Standard" style:family="paragraph">
      <style:paragraph-properties fo:text-align="center" fo:margin-bottom="0in" style:line-height-at-least="0.0694in"/>
    </style:style>
    <style:style style:name="T28" style:parent-style-name="DefaultParagraphFont" style:family="text">
      <style:text-properties style:font-name-complex="Calibri"/>
    </style:style>
    <style:style style:name="TableCell2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margin-bottom="0in" style:line-height-at-least="0.0694in"/>
    </style:style>
    <style:style style:name="T31" style:parent-style-name="DefaultParagraphFont" style:family="text">
      <style:text-properties style:font-name-complex="Calibri"/>
    </style:style>
    <style:style style:name="TableCell3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3" style:parent-style-name="NoSpacing" style:family="paragraph">
      <style:paragraph-properties fo:widows="0" fo:orphans="0" fo:margin-bottom="0in" style:line-height-at-least="0.0694in"/>
    </style:style>
    <style:style style:name="TableRow34" style:family="table-row">
      <style:table-row-properties style:min-row-height="0.4909in" style:use-optimal-row-height="false"/>
    </style:style>
    <style:style style:name="TableCell3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6" style:parent-style-name="Standard" style:family="paragraph">
      <style:paragraph-properties fo:text-align="center" fo:margin-bottom="0in" style:line-height-at-least="0.0694in"/>
    </style:style>
    <style:style style:name="T37" style:parent-style-name="DefaultParagraphFont" style:family="text">
      <style:text-properties style:font-name-complex="Calibri"/>
    </style:style>
    <style:style style:name="TableCell3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9" style:parent-style-name="Standard" style:family="paragraph">
      <style:paragraph-properties fo:margin-bottom="0in" style:line-height-at-least="0.0694in"/>
    </style:style>
    <style:style style:name="T40" style:parent-style-name="DefaultParagraphFont" style:family="text">
      <style:text-properties style:font-name-complex="Calibri"/>
    </style:style>
    <style:style style:name="TableCell4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-complex="Calibri"/>
    </style:style>
    <style:style style:name="TableRow43" style:family="table-row">
      <style:table-row-properties style:min-row-height="0.5201in" style:use-optimal-row-height="false"/>
    </style:style>
    <style:style style:name="TableCell4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 fo:margin-bottom="0in" style:line-height-at-least="0.0694in"/>
    </style:style>
    <style:style style:name="T46" style:parent-style-name="DefaultParagraphFont" style:family="text">
      <style:text-properties style:font-name-complex="Calibri"/>
    </style:style>
    <style:style style:name="TableCell4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8" style:parent-style-name="Standard" style:family="paragraph">
      <style:paragraph-properties fo:margin-bottom="0in" style:line-height-at-least="0.0694in"/>
    </style:style>
    <style:style style:name="T49" style:parent-style-name="DefaultParagraphFont" style:family="text">
      <style:text-properties style:font-name-complex="Calibri"/>
    </style:style>
    <style:style style:name="TableCell5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1" style:parent-style-name="Standard" style:family="paragraph">
      <style:paragraph-properties fo:margin-bottom="0in" style:line-height-at-least="0.0694in"/>
    </style:style>
    <style:style style:name="T52" style:parent-style-name="DefaultParagraphFont" style:family="text">
      <style:text-properties style:font-name="Segoe UI" style:font-name-complex="Calibri" fo:font-size="10.5pt" style:font-size-asian="10.5pt"/>
    </style:style>
    <style:style style:name="P53" style:parent-style-name="Standard" style:family="paragraph">
      <style:paragraph-properties fo:margin-bottom="0in"/>
    </style:style>
    <style:style style:name="TableRow54" style:family="table-row">
      <style:table-row-properties style:min-row-height="0.5201in" style:use-optimal-row-height="false"/>
    </style:style>
    <style:style style:name="TableCell5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 fo:margin-bottom="0in" style:line-height-at-least="0.0694in"/>
    </style:style>
    <style:style style:name="T57" style:parent-style-name="DefaultParagraphFont" style:family="text">
      <style:text-properties style:font-name-complex="Calibri"/>
    </style:style>
    <style:style style:name="TableCell5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margin-bottom="0in" style:line-height-at-least="0.0694in"/>
    </style:style>
    <style:style style:name="T60" style:parent-style-name="DefaultParagraphFont" style:family="text">
      <style:text-properties style:font-name-complex="Calibri"/>
    </style:style>
    <style:style style:name="TableCell6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2" style:parent-style-name="Standard" style:family="paragraph">
      <style:paragraph-properties fo:margin-bottom="0in" style:line-height-at-least="0.0694in"/>
      <style:text-properties style:font-name-complex="Calibri"/>
    </style:style>
    <style:style style:name="P63" style:parent-style-name="Standard" style:family="paragraph">
      <style:paragraph-properties fo:margin-bottom="0in" style:line-height-at-least="0.0694in"/>
    </style:style>
    <style:style style:name="TableRow64" style:family="table-row">
      <style:table-row-properties style:min-row-height="0.5201in" style:use-optimal-row-height="false"/>
    </style:style>
    <style:style style:name="TableCell6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6" style:parent-style-name="Standard" style:family="paragraph">
      <style:paragraph-properties fo:text-align="center" fo:margin-bottom="0in" style:line-height-at-least="0.0694in"/>
    </style:style>
    <style:style style:name="T67" style:parent-style-name="DefaultParagraphFont" style:family="text">
      <style:text-properties style:font-name-complex="Calibri"/>
    </style:style>
    <style:style style:name="TableCell6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9" style:parent-style-name="Standard" style:family="paragraph">
      <style:paragraph-properties fo:margin-bottom="0in" style:line-height-at-least="0.0694in"/>
    </style:style>
    <style:style style:name="T70" style:parent-style-name="DefaultParagraphFont" style:family="text">
      <style:text-properties style:font-name-complex="Calibri"/>
    </style:style>
    <style:style style:name="TableCell7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2" style:parent-style-name="Standard" style:family="paragraph">
      <style:paragraph-properties fo:margin-bottom="0in" style:line-height-at-least="0.0694in"/>
    </style:style>
    <style:style style:name="T73" style:parent-style-name="DefaultParagraphFont" style:family="text">
      <style:text-properties fo:font-size="10.5pt" style:font-size-asian="10.5pt"/>
    </style:style>
    <style:style style:name="TableRow74" style:family="table-row">
      <style:table-row-properties style:min-row-height="0.5201in" style:use-optimal-row-height="false"/>
    </style:style>
    <style:style style:name="TableCell7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6" style:parent-style-name="Standard" style:family="paragraph">
      <style:paragraph-properties fo:text-align="center" fo:margin-bottom="0in" style:line-height-at-least="0.0694in"/>
    </style:style>
    <style:style style:name="T77" style:parent-style-name="DefaultParagraphFont" style:family="text">
      <style:text-properties style:font-name-complex="Calibri"/>
    </style:style>
    <style:style style:name="TableCell7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9" style:parent-style-name="Standard" style:family="paragraph">
      <style:paragraph-properties fo:margin-bottom="0in" style:line-height-at-least="0.0694in"/>
    </style:style>
    <style:style style:name="T80" style:parent-style-name="DefaultParagraphFont" style:family="text">
      <style:text-properties style:font-name-complex="Calibri"/>
    </style:style>
    <style:style style:name="TableCell8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margin-bottom="0in" style:line-height-at-least="0.0694in">
        <style:tab-stops>
          <style:tab-stop style:type="left" style:position="1.3645in"/>
        </style:tab-stops>
      </style:paragraph-properties>
    </style:style>
    <style:style style:name="TableRow83" style:family="table-row">
      <style:table-row-properties style:min-row-height="0.5201in" style:use-optimal-row-height="false"/>
    </style:style>
    <style:style style:name="TableCell8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5" style:parent-style-name="Standard" style:family="paragraph">
      <style:paragraph-properties fo:text-align="center" fo:margin-bottom="0in" style:line-height-at-least="0.0694in"/>
    </style:style>
    <style:style style:name="T86" style:parent-style-name="DefaultParagraphFont" style:family="text">
      <style:text-properties style:font-name-complex="Calibri"/>
    </style:style>
    <style:style style:name="TableCell8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margin-bottom="0in" style:line-height-at-least="0.0694in"/>
    </style:style>
    <style:style style:name="T89" style:parent-style-name="DefaultParagraphFont" style:family="text">
      <style:text-properties style:font-name-complex="Calibri"/>
    </style:style>
    <style:style style:name="TableCell9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1" style:parent-style-name="Standard" style:family="paragraph">
      <style:paragraph-properties style:line-height-at-least="0.0694in">
        <style:tab-stops>
          <style:tab-stop style:type="left" style:position="1.3645in"/>
        </style:tab-stops>
      </style:paragraph-properties>
    </style:style>
    <style:style style:name="TableRow92" style:family="table-row">
      <style:table-row-properties style:min-row-height="0.5201in" style:use-optimal-row-height="false"/>
    </style:style>
    <style:style style:name="TableCell9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paragraph-properties fo:text-align="center" fo:margin-bottom="0in" style:line-height-at-least="0.0694in"/>
    </style:style>
    <style:style style:name="T95" style:parent-style-name="DefaultParagraphFont" style:family="text">
      <style:text-properties style:font-name-complex="Calibri"/>
    </style:style>
    <style:style style:name="TableCell9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7" style:parent-style-name="Standard" style:family="paragraph">
      <style:paragraph-properties fo:margin-bottom="0in" style:line-height-at-least="0.0694in"/>
    </style:style>
    <style:style style:name="T98" style:parent-style-name="DefaultParagraphFont" style:family="text">
      <style:text-properties style:font-name-complex="Calibri"/>
    </style:style>
    <style:style style:name="TableCell9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100" style:parent-style-name="DefaultParagraphFont" style:family="text">
      <style:text-properties style:font-name-complex="Calibri"/>
    </style:style>
    <style:style style:name="TableRow101" style:family="table-row">
      <style:table-row-properties style:min-row-height="0.5201in" style:use-optimal-row-height="false"/>
    </style:style>
    <style:style style:name="TableCell10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3" style:parent-style-name="Standard" style:family="paragraph">
      <style:paragraph-properties fo:text-align="center" fo:margin-bottom="0in" style:line-height-at-least="0.0694in"/>
    </style:style>
    <style:style style:name="T104" style:parent-style-name="DefaultParagraphFont" style:family="text">
      <style:text-properties style:font-name-complex="Calibri"/>
    </style:style>
    <style:style style:name="TableCell10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6" style:parent-style-name="Standard" style:family="paragraph">
      <style:paragraph-properties fo:margin-bottom="0in" style:line-height-at-least="0.0694in"/>
    </style:style>
    <style:style style:name="T107" style:parent-style-name="DefaultParagraphFont" style:family="text">
      <style:text-properties style:font-name-complex="Calibri"/>
    </style:style>
    <style:style style:name="TableCell10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109" style:family="table-row">
      <style:table-row-properties style:min-row-height="0.5201in" style:use-optimal-row-height="false"/>
    </style:style>
    <style:style style:name="TableCell11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1" style:parent-style-name="Standard" style:family="paragraph">
      <style:paragraph-properties fo:text-align="center" fo:margin-bottom="0in" style:line-height-at-least="0.0694in"/>
    </style:style>
    <style:style style:name="T112" style:parent-style-name="DefaultParagraphFont" style:family="text">
      <style:text-properties style:font-name-complex="Calibri"/>
    </style:style>
    <style:style style:name="TableCell11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4" style:parent-style-name="Standard" style:family="paragraph">
      <style:paragraph-properties fo:margin-bottom="0in" style:line-height-at-least="0.0694in"/>
    </style:style>
    <style:style style:name="T115" style:parent-style-name="DefaultParagraphFont" style:family="text">
      <style:text-properties style:font-name-complex="Calibri"/>
    </style:style>
    <style:style style:name="TableCell1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7" style:parent-style-name="Standard" style:family="paragraph">
      <style:paragraph-properties fo:margin-bottom="0in" style:line-height-at-least="0.0694in"/>
    </style:style>
    <style:style style:name="P118" style:parent-style-name="Standard" style:family="paragraph">
      <style:paragraph-properties fo:margin-bottom="0in" style:line-height-at-least="0.0694in"/>
    </style:style>
    <style:style style:name="TableRow119" style:family="table-row">
      <style:table-row-properties style:min-row-height="0.5201in" style:use-optimal-row-height="false"/>
    </style:style>
    <style:style style:name="TableCell12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1" style:parent-style-name="Standard" style:family="paragraph">
      <style:paragraph-properties fo:text-align="center" fo:margin-bottom="0in" style:line-height-at-least="0.0694in"/>
    </style:style>
    <style:style style:name="T122" style:parent-style-name="DefaultParagraphFont" style:family="text">
      <style:text-properties style:font-name-complex="Calibri"/>
    </style:style>
    <style:style style:name="TableCell12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margin-bottom="0in" style:line-height-at-least="0.0694in"/>
    </style:style>
    <style:style style:name="T125" style:parent-style-name="DefaultParagraphFont" style:family="text">
      <style:text-properties style:font-name-complex="Calibri"/>
    </style:style>
    <style:style style:name="TableCell12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widows="2" fo:orphans="2" fo:margin-bottom="0in" fo:line-height="100%"/>
      <style:text-properties fo:hyphenate="true"/>
    </style:style>
    <style:style style:name="T128" style:parent-style-name="DefaultParagraphFont" style:family="text">
      <style:text-properties fo:color="#000000" fo:language="en" fo:country="US"/>
    </style:style>
    <style:style style:name="P129" style:parent-style-name="Standard" style:family="paragraph">
      <style:paragraph-properties fo:widows="2" fo:orphans="2" fo:margin-bottom="0in" fo:line-height="100%"/>
      <style:text-properties style:font-name-complex="Calibri" fo:hyphenate="true"/>
    </style:style>
    <style:style style:name="TableRow130" style:family="table-row">
      <style:table-row-properties style:min-row-height="0.5201in" style:use-optimal-row-height="false"/>
    </style:style>
    <style:style style:name="TableCell13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2" style:parent-style-name="Standard" style:family="paragraph">
      <style:paragraph-properties fo:text-align="center" fo:margin-bottom="0in" style:line-height-at-least="0.0694in"/>
    </style:style>
    <style:style style:name="T133" style:parent-style-name="DefaultParagraphFont" style:family="text">
      <style:text-properties style:font-name-complex="Calibri"/>
    </style:style>
    <style:style style:name="TableRow134" style:family="table-row">
      <style:table-row-properties style:min-row-height="0.5201in" style:use-optimal-row-height="false"/>
    </style:style>
    <style:style style:name="TableCell13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margin-bottom="0in" style:line-height-at-least="0.0694in"/>
    </style:style>
    <style:style style:name="T137" style:parent-style-name="DefaultParagraphFont" style:family="text">
      <style:text-properties style:font-name-complex="Calibri"/>
    </style:style>
    <style:style style:name="TableCell13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margin-bottom="0in" style:line-height-at-least="0.0694in">
        <style:tab-stops>
          <style:tab-stop style:type="left" style:position="0.8645in"/>
        </style:tab-stops>
      </style:paragraph-properties>
    </style:style>
    <style:style style:name="TableRow140" style:family="table-row">
      <style:table-row-properties style:min-row-height="0.2604in" style:use-optimal-row-height="false"/>
    </style:style>
    <style:style style:name="TableCell14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2" style:parent-style-name="Standard" style:family="paragraph">
      <style:paragraph-properties fo:margin-bottom="0in" style:line-height-at-least="0.0694in"/>
    </style:style>
    <style:style style:name="T143" style:parent-style-name="DefaultParagraphFont" style:family="text">
      <style:text-properties style:font-name-complex="Calibri"/>
    </style:style>
    <style:style style:name="TableCell14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5" style:parent-style-name="Standard" style:family="paragraph">
      <style:paragraph-properties fo:text-align="center" fo:margin-bottom="0in" style:line-height-at-least="0.0694in"/>
    </style:style>
    <style:style style:name="T146" style:parent-style-name="DefaultParagraphFont" style:family="text">
      <style:text-properties style:font-name-complex="Calibri"/>
    </style:style>
    <style:style style:name="TableCell14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 fo:margin-bottom="0in" style:line-height-at-least="0.0694in"/>
    </style:style>
    <style:style style:name="T149" style:parent-style-name="DefaultParagraphFont" style:family="text">
      <style:text-properties style:font-name-complex="Calibri"/>
    </style:style>
    <style:style style:name="TableCell15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1" style:parent-style-name="Standard" style:family="paragraph">
      <style:paragraph-properties fo:text-align="center" fo:margin-bottom="0in" style:line-height-at-least="0.0694in"/>
    </style:style>
    <style:style style:name="T152" style:parent-style-name="DefaultParagraphFont" style:family="text">
      <style:text-properties style:font-name-complex="Calibri"/>
    </style:style>
    <style:style style:name="TableRow153" style:family="table-row">
      <style:table-row-properties style:min-row-height="0.2604in" style:use-optimal-row-height="false"/>
    </style:style>
    <style:style style:name="TableCell15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5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5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5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9" style:parent-style-name="Standard" style:family="paragraph">
      <style:paragraph-properties fo:margin-bottom="0in" style:line-height-at-least="0.0694in">
        <style:tab-stops>
          <style:tab-stop style:type="center" style:position="0.8166in"/>
        </style:tab-stops>
      </style:paragraph-properties>
      <style:text-properties style:font-name-complex="Calibri"/>
    </style:style>
    <style:style style:name="TableRow160" style:family="table-row">
      <style:table-row-properties style:min-row-height="0.5201in" style:use-optimal-row-height="false"/>
    </style:style>
    <style:style style:name="TableCell16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margin-bottom="0in" style:line-height-at-least="0.0694in"/>
    </style:style>
    <style:style style:name="T163" style:parent-style-name="DefaultParagraphFont" style:family="text">
      <style:text-properties style:font-name-complex="Calibri"/>
    </style:style>
    <style:style style:name="TableCell16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5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166" style:family="table-row">
      <style:table-row-properties style:min-row-height="0.5201in" style:use-optimal-row-height="false"/>
    </style:style>
    <style:style style:name="TableCell16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8" style:parent-style-name="Standard" style:family="paragraph">
      <style:paragraph-properties fo:margin-bottom="0in" style:line-height-at-least="0.0694in"/>
    </style:style>
    <style:style style:name="T169" style:parent-style-name="DefaultParagraphFont" style:family="text">
      <style:text-properties style:font-name-complex="Calibri"/>
    </style:style>
    <style:style style:name="TableCell17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margin-bottom="0in" style:line-height-at-least="0.0694in"/>
    </style:style>
    <style:style style:name="T172" style:parent-style-name="DefaultParagraphFont" style:family="text">
      <style:text-properties style:font-name-complex="Calibri"/>
    </style:style>
    <style:style style:name="TableRow173" style:family="table-row">
      <style:table-row-properties style:min-row-height="2.9145in" style:use-optimal-row-height="false"/>
    </style:style>
    <style:style style:name="TableCell17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margin-bottom="0in" style:line-height-at-least="0.0694in"/>
    </style:style>
    <style:style style:name="T176" style:parent-style-name="DefaultParagraphFont" style:family="text">
      <style:text-properties style:font-name-complex="Calibri"/>
    </style:style>
    <style:style style:name="TableCell17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8" style:parent-style-name="Standard" style:family="paragraph">
      <style:paragraph-properties fo:margin-bottom="0in" style:line-height-at-least="0.0694in"/>
    </style:style>
    <style:style style:name="T179" style:parent-style-name="DefaultParagraphFont" style:family="text">
      <style:text-properties style:font-name-complex="Calibri"/>
    </style:style>
    <style:style style:name="P180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8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2" style:parent-style-name="Standard" style:family="paragraph">
      <style:paragraph-properties fo:text-align="center" fo:margin-bottom="0in" style:line-height-at-least="0.0694in"/>
    </style:style>
    <style:style style:name="T183" style:parent-style-name="DefaultParagraphFont" style:family="text">
      <style:text-properties style:font-name-complex="Calibri"/>
    </style:style>
    <style:style style:name="TableCell18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5" style:parent-style-name="Standard" style:family="paragraph">
      <style:paragraph-properties fo:text-align="center" fo:margin-bottom="0in" style:line-height-at-least="0.0694in"/>
    </style:style>
    <style:style style:name="T186" style:parent-style-name="DefaultParagraphFont" style:family="text">
      <style:text-properties style:font-name-complex="Calibri"/>
    </style:style>
    <style:style style:name="P187" style:parent-style-name="Standard" style:family="paragraph">
      <style:paragraph-properties fo:text-align="center" fo:margin-bottom="0in" style:line-height-at-least="0.0694in"/>
    </style:style>
    <style:style style:name="T188" style:parent-style-name="DefaultParagraphFont" style:family="text">
      <style:text-properties style:font-name-complex="Calibri"/>
    </style:style>
    <style:style style:name="TableRow189" style:family="table-row">
      <style:table-row-properties style:min-row-height="0.2166in" style:use-optimal-row-height="false"/>
    </style:style>
    <style:style style:name="TableCell19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1" style:parent-style-name="Standard" style:family="paragraph">
      <style:paragraph-properties fo:margin-bottom="0in" style:line-height-at-least="0.0694in"/>
    </style:style>
    <style:style style:name="T192" style:parent-style-name="DefaultParagraphFont" style:family="text">
      <style:text-properties style:font-name-complex="Calibri"/>
    </style:style>
    <style:style style:name="TableCell19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4" style:parent-style-name="Standard" style:family="paragraph">
      <style:paragraph-properties fo:margin-bottom="0in" style:line-height-at-least="0.0694in"/>
    </style:style>
    <style:style style:name="T195" style:parent-style-name="DefaultParagraphFont" style:family="text">
      <style:text-properties style:font-name-complex="Calibri"/>
    </style:style>
    <style:style style:name="TableCell19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7" style:parent-style-name="Standard" style:family="paragraph">
      <style:paragraph-properties fo:margin-bottom="0in" style:line-height-at-least="0.0694in"/>
    </style:style>
    <style:style style:name="T198" style:parent-style-name="DefaultParagraphFont" style:family="text">
      <style:text-properties style:font-name-complex="Calibri"/>
    </style:style>
    <style:style style:name="TableCell19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0" style:parent-style-name="Standard" style:family="paragraph">
      <style:paragraph-properties fo:margin-bottom="0in" style:line-height-at-least="0.0694in"/>
    </style:style>
    <style:style style:name="T201" style:parent-style-name="DefaultParagraphFont" style:family="text">
      <style:text-properties style:font-name-complex="Calibri"/>
    </style:style>
    <style:style style:name="TableCell20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3" style:parent-style-name="Standard" style:family="paragraph">
      <style:text-properties style:font-name-complex="Calibri"/>
    </style:style>
    <style:style style:name="TableRow204" style:family="table-row">
      <style:table-row-properties style:min-row-height="0.3006in" style:use-optimal-row-height="false"/>
    </style:style>
    <style:style style:name="TableCell20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0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0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11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213" style:family="table-row">
      <style:table-row-properties style:min-row-height="0.5201in" style:use-optimal-row-height="false"/>
    </style:style>
    <style:style style:name="TableCell21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margin-bottom="0in" style:line-height-at-least="0.0694in"/>
    </style:style>
    <style:style style:name="T216" style:parent-style-name="DefaultParagraphFont" style:family="text">
      <style:text-properties style:font-name-complex="Calibri"/>
    </style:style>
    <style:style style:name="TableCell21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8" style:parent-style-name="Standard" style:family="paragraph">
      <style:paragraph-properties fo:margin-bottom="0in" style:line-height-at-least="0.0694in"/>
      <style:text-properties style:font-name-complex="Calibri"/>
    </style:style>
    <style:style style:name="P219" style:parent-style-name="Standard" style:family="paragraph">
      <style:paragraph-properties fo:margin-left="0.75in">
        <style:tab-stops/>
      </style:paragraph-properties>
    </style:style>
    <style:style style:name="T220" style:parent-style-name="DefaultParagraphFont" style:family="text">
      <style:text-properties style:font-name-complex="Calibri" fo:font-size="8pt" style:font-size-asian="8pt" style:font-size-complex="8pt"/>
    </style:style>
    <style:style style:name="P221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2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3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Testing Request Form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1*</text:span></text:p>
          </table:table-cell>
          <table:table-cell table:style-name="TableCell20">
            <text:p text:style-name="P21"><text:span text:style-name="T22">Software Request ID</text:span></text:p>
          </table:table-cell>
          <table:table-cell table:style-name="TableCell23" table:number-columns-spanned="10">
            <text:p text:style-name="P24">CRF 1164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<text:span text:style-name="T28">2*</text:span></text:p>
          </table:table-cell>
          <table:table-cell table:style-name="TableCell29">
            <text:p text:style-name="P30"><text:span text:style-name="T31">Module Name</text:span></text:p>
          </table:table-cell>
          <table:table-cell table:style-name="TableCell32" table:number-columns-spanned="10">
            <text:p text:style-name="P33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<text:span text:style-name="T37">3*</text:span></text:p>
          </table:table-cell>
          <table:table-cell table:style-name="TableCell38">
            <text:p text:style-name="P39"><text:span text:style-name="T40">BRS</text:span></text:p>
          </table:table-cell>
          <table:table-cell table:style-name="TableCell41" table:number-columns-spanned="10">
            <text:p text:style-name="Standard"><text:span text:style-name="T42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4*</text:span></text:p>
          </table:table-cell>
          <table:table-cell table:style-name="TableCell47">
            <text:p text:style-name="P48"><text:span text:style-name="T49">UAT URL ,Version &amp;User ID</text:span></text:p>
          </table:table-cell>
          <table:table-cell table:style-name="TableCell50" table:number-columns-spanned="10">
            <text:p text:style-name="P51"><text:span text:style-name="T52">Nil</text:span></text:p>
            <text:p text:style-name="P5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<text:span text:style-name="T57">5*</text:span></text:p>
          </table:table-cell>
          <table:table-cell table:style-name="TableCell58">
            <text:p text:style-name="P59"><text:span text:style-name="T60">UAT DB</text:span></text:p>
          </table:table-cell>
          <table:table-cell table:style-name="TableCell61" table:number-columns-spanned="10">
            <text:p text:style-name="P62"/>
            <text:p text:style-name="P63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6*</text:span></text:p>
          </table:table-cell>
          <table:table-cell table:style-name="TableCell68">
            <text:p text:style-name="P69"><text:span text:style-name="T70">Module Path</text:span></text:p>
          </table:table-cell>
          <table:table-cell table:style-name="TableCell71" table:number-columns-spanned="10">
            <text:p text:style-name="P72"><text:span text:style-name="T73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<text:span text:style-name="T77">7*</text:span></text:p>
          </table:table-cell>
          <table:table-cell table:style-name="TableCell78">
            <text:p text:style-name="P79"><text:span text:style-name="T80">Tables Using</text:span></text:p>
          </table:table-cell>
          <table:table-cell table:style-name="TableCell81" table:number-columns-spanned="10">
            <text:p text:style-name="P82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>
            <text:p text:style-name="P85"><text:span text:style-name="T86">8*</text:span></text:p>
          </table:table-cell>
          <table:table-cell table:style-name="TableCell87">
            <text:p text:style-name="P88"><text:span text:style-name="T89">Using Procedures</text:span></text:p>
          </table:table-cell>
          <table:table-cell table:style-name="TableCell90" table:number-columns-spanned="10">
            <text:p text:style-name="P91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<text:span text:style-name="T95">9*</text:span></text:p>
          </table:table-cell>
          <table:table-cell table:style-name="TableCell96">
            <text:p text:style-name="P97"><text:span text:style-name="T98">Test Request date</text:span></text:p>
          </table:table-cell>
          <table:table-cell table:style-name="TableCell99" table:number-columns-spanned="10">
            <text:p text:style-name="Standard"><text:span text:style-name="T100">06-05-20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<text:span text:style-name="T104">10*</text:span></text:p>
          </table:table-cell>
          <table:table-cell table:style-name="TableCell105">
            <text:p text:style-name="P106"><text:span text:style-name="T107">Expected Release date</text:span></text:p>
          </table:table-cell>
          <table:table-cell table:style-name="TableCell108" table:number-columns-spanned="10">
            <text:p text:style-name="Standard">09-05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<text:span text:style-name="T112">11*</text:span></text:p>
          </table:table-cell>
          <table:table-cell table:style-name="TableCell113">
            <text:p text:style-name="P114"><text:span text:style-name="T115">Test Requester</text:span></text:p>
          </table:table-cell>
          <table:table-cell table:style-name="TableCell116" table:number-columns-spanned="10">
            <text:p text:style-name="P117">Stenila Luvis</text:p>
            <text:p text:style-name="P118">Sathi A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<text:span text:style-name="T122">12</text:span></text:p>
          </table:table-cell>
          <table:table-cell table:style-name="TableCell123">
            <text:p text:style-name="P124"><text:span text:style-name="T125">Description if any.</text:span></text:p>
          </table:table-cell>
          <table:table-cell table:style-name="TableCell126" table:number-columns-spanned="10">
            <text:p text:style-name="P127">Sales Call Centre IBOB Report<text:s/><text:span text:style-name="T128">mail automation for new verticals.</text:span>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12">
            <text:p text:style-name="P132"><text:span text:style-name="T133">Reply from Test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 table:number-columns-spanned="2">
            <text:p text:style-name="P136"><text:span text:style-name="T137">Confirmation date</text:span></text:p>
          </table:table-cell>
          <table:covered-table-cell/>
          <table:table-cell table:style-name="TableCell138" table:number-columns-spanned="10">
            <text:p text:style-name="P139">09-05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2" table:number-rows-spanned="2">
            <text:p text:style-name="P142"><text:span text:style-name="T143">Test Summary as per BRS</text:span></text:p>
          </table:table-cell>
          <table:covered-table-cell/>
          <table:table-cell table:style-name="TableCell144" table:number-columns-spanned="2">
            <text:p text:style-name="P145"><text:span text:style-name="T146">Total TC</text:span></text:p>
          </table:table-cell>
          <table:covered-table-cell/>
          <table:table-cell table:style-name="TableCell147" table:number-columns-spanned="3">
            <text:p text:style-name="P148"><text:span text:style-name="T149">Passed TC</text:span></text:p>
          </table:table-cell>
          <table:covered-table-cell/>
          <table:covered-table-cell/>
          <table:table-cell table:style-name="TableCell150" table:number-columns-spanned="5">
            <text:p text:style-name="P151"><text:span text:style-name="T152">Failed T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3">
          <table:covered-table-cell>
            <text:p text:style-name="Normal"/>
          </table:covered-table-cell>
          <table:covered-table-cell/>
          <table:table-cell table:style-name="TableCell154" table:number-columns-spanned="2">
            <text:p text:style-name="P155">11</text:p>
          </table:table-cell>
          <table:covered-table-cell/>
          <table:table-cell table:style-name="TableCell156" table:number-columns-spanned="3">
            <text:p text:style-name="P157">11</text:p>
          </table:table-cell>
          <table:covered-table-cell/>
          <table:covered-table-cell/>
          <table:table-cell table:style-name="TableCell158" table:number-columns-spanned="5">
            <text:p text:style-name="P159">0</text:p>
          </table:table-cell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2">
            <text:p text:style-name="P162"><text:span text:style-name="T163">Risk <text:s/>[High/Medium/Low/Nil]</text:span></text:p>
          </table:table-cell>
          <table:covered-table-cell/>
          <table:table-cell table:style-name="TableCell164" table:number-columns-spanned="10">
            <text:p text:style-name="P165">Medi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66">
          <table:table-cell table:style-name="TableCell167" table:number-columns-spanned="2">
            <text:p text:style-name="P168"><text:span text:style-name="T169">Remarks</text:span></text:p>
          </table:table-cell>
          <table:covered-table-cell/>
          <table:table-cell table:style-name="TableCell170" table:number-columns-spanned="10">
            <text:p text:style-name="P171"><text:span text:style-name="T172"><text:s/>Testing Complet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 table:number-columns-spanned="2" table:number-rows-spanned="3">
            <text:p text:style-name="P175"><text:span text:style-name="T176">Failed Test Cases <text:s/>Other than in the BRS</text:span></text:p>
          </table:table-cell>
          <table:covered-table-cell/>
          <table:table-cell table:style-name="TableCell177" table:number-rows-spanned="2">
            <text:p text:style-name="P178"><text:span text:style-name="T179">No. of Failed TC</text:span></text:p>
            <text:p text:style-name="P180"/>
          </table:table-cell>
          <table:table-cell table:style-name="TableCell181" table:number-columns-spanned="3">
            <text:p text:style-name="P182"><text:span text:style-name="T183">Risk</text:span></text:p>
          </table:table-cell>
          <table:covered-table-cell/>
          <table:covered-table-cell/>
          <table:table-cell table:style-name="TableCell184" table:number-columns-spanned="6">
            <text:p text:style-name="P185"><text:span text:style-name="T186">New SW Req. ID for</text:span></text:p>
            <text:p text:style-name="P187"><text:span text:style-name="T188">Failed TC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90" table:number-columns-spanned="2">
            <text:p text:style-name="P191"><text:span text:style-name="T192">High</text:span></text:p>
          </table:table-cell>
          <table:covered-table-cell/>
          <table:table-cell table:style-name="TableCell193" table:number-columns-spanned="3">
            <text:p text:style-name="P194"><text:span text:style-name="T195">Medium</text:span></text:p>
          </table:table-cell>
          <table:covered-table-cell/>
          <table:covered-table-cell/>
          <table:table-cell table:style-name="TableCell196" table:number-columns-spanned="2">
            <text:p text:style-name="P197"><text:span text:style-name="T198">Low</text:span></text:p>
          </table:table-cell>
          <table:covered-table-cell/>
          <table:table-cell table:style-name="TableCell199">
            <text:p text:style-name="P200"><text:span text:style-name="T201">Nil</text:span></text:p>
          </table:table-cell>
          <table:table-cell table:style-name="TableCell202">
            <text:p text:style-name="P203"/>
          </table:table-cell>
        </table:table-row>
        <table:table-row table:style-name="TableRow204">
          <table:covered-table-cell>
            <text:p text:style-name="Normal"/>
          </table:covered-table-cell>
          <table:covered-table-cell/>
          <table:table-cell table:style-name="TableCell205">
            <text:p text:style-name="P206"/>
          </table:table-cell>
          <table:table-cell table:style-name="TableCell207" table:number-columns-spanned="2">
            <text:p text:style-name="P208">8</text:p>
          </table:table-cell>
          <table:covered-table-cell/>
          <table:table-cell table:style-name="TableCell209" table:number-columns-spanned="4">
            <text:p text:style-name="P210">2</text:p>
          </table:table-cell>
          <table:covered-table-cell/>
          <table:covered-table-cell/>
          <table:covered-table-cell/>
          <table:table-cell table:style-name="TableCell211" table:number-columns-spanned="3">
            <text:p text:style-name="P212">1</text:p>
          </table:table-cell>
          <table:covered-table-cell/>
          <table:covered-table-cell/>
        </table:table-row>
        <table:table-row table:style-name="TableRow213">
          <table:table-cell table:style-name="TableCell214" table:number-columns-spanned="2">
            <text:p text:style-name="P215"><text:span text:style-name="T216">Tester</text:span></text:p>
          </table:table-cell>
          <table:covered-table-cell/>
          <table:table-cell table:style-name="TableCell217" table:number-columns-spanned="10">
            <text:p text:style-name="P218">Am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9"><text:span text:style-name="T220">*Mandatory Columns</text:span></text:p>
      <text:p text:style-name="P221"/>
      <text:p text:style-name="P222"/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SimSun" style:font-name-complex="Tahoma" fo:font-size="11pt" style:font-size-asian="11pt" style:font-size-complex="11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Spacing" style:display-name="No Spacing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fo:language="en" fo:country="US" style:language-asian="ar" style:country-asian="SA" fo:hyphenate="false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umpedfont15" style:display-name="bumpedfont15" style:family="text"/>
    <style:style style:name="UnresolvedMention" style:display-name="Unresolved Mention" style:family="text" style:parent-style-name="DefaultParagraphFont">
      <style:text-properties fo:color="#605E5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321136</meta:initial-creator>
    <dc:creator>MURUGESAN P</dc:creator>
    <meta:creation-date>2023-05-06T11:50:00Z</meta:creation-date>
    <dc:date>2023-05-09T06:44:00Z</dc:date>
    <meta:print-date>1899-12-31T18:30:00Z</meta:print-date>
    <meta:template xlink:href="Normal" xlink:type="simple"/>
    <meta:editing-cycles>1</meta:editing-cycles>
    <meta:editing-duration>PT240S</meta:editing-duration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MSIP_Label_afe68139-55fe-47ac-b111-1b5dc606246f_Enabled">true</meta:user-defined>
    <meta:user-defined meta:name="MSIP_Label_afe68139-55fe-47ac-b111-1b5dc606246f_SetDate">2023-02-16T09:42:29Z</meta:user-defined>
    <meta:user-defined meta:name="MSIP_Label_afe68139-55fe-47ac-b111-1b5dc606246f_Method">Standard</meta:user-defined>
    <meta:user-defined meta:name="MSIP_Label_afe68139-55fe-47ac-b111-1b5dc606246f_Name">Sensitive</meta:user-defined>
    <meta:user-defined meta:name="MSIP_Label_afe68139-55fe-47ac-b111-1b5dc606246f_SiteId">d05a3c23-81e5-4a77-8091-14140730063b</meta:user-defined>
    <meta:user-defined meta:name="MSIP_Label_afe68139-55fe-47ac-b111-1b5dc606246f_ActionId">5338f81e-e225-4957-81f7-21828b8f0e36</meta:user-defined>
    <meta:user-defined meta:name="MSIP_Label_afe68139-55fe-47ac-b111-1b5dc606246f_ContentBits">0</meta:user-defined>
    <meta:document-statistic meta:page-count="2" meta:paragraph-count="1" meta:word-count="112" meta:character-count="750" meta:row-count="5" meta:non-whitespace-character-count="639"/>
  </office:meta>
</office:document-meta>
</file>